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ahoma" svg:font-family="Tahoma"/>
    <style:font-face style:name="ＭＳ 明朝" svg:font-family="'ＭＳ 明朝'" style:font-family-generic="roman"/>
    <style:font-face style:name="Academy Engraved LET" svg:font-family="'Academy Engraved LET'" style:font-pitch="variable"/>
    <style:font-face style:name="Cambria" svg:font-family="Cambria" style:font-pitch="variable"/>
    <style:font-face style:name="Tahoma1" svg:font-family="Tahoma" style:font-pitch="variable"/>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200%"/>
      <style:text-properties style:font-name="Andalus" fo:font-size="9pt" style:font-size-asian="9pt" style:font-size-complex="9pt"/>
    </style:style>
    <style:style style:name="P3" style:family="paragraph" style:parent-style-name="Standard" style:master-page-name="Standard">
      <style:paragraph-properties fo:line-height="200%" style:page-number="auto"/>
      <style:text-properties style:font-name="Andalus" fo:font-size="9pt" style:font-size-asian="9pt" style:font-size-complex="9pt"/>
    </style:style>
    <style:style style:name="T1" style:family="text">
      <style:text-properties fo:font-style="italic" fo:font-weight="normal" style:font-style-asian="italic" style:font-weight-asian="normal" style:font-style-complex="italic"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he air was bitter with tension; it felt as if the long grassy plain were holding its breath in anticipation for something terrible to happen. The sound of galloping hooves thundered from the nearby forest and everyone in the small village Anon could hear it. Ismere trembled despite her attempt to stay calm: it was obvious something was coming. The bushes rustled as two young men on horseback emerged, their horses' eyes wide with fear, running blindly away from the terror behind them.</text:p>
      <text:p text:style-name="P2"><text:tab/>Then she saw him, it was the Dark Knight, his black cloak billowing behind him casting night over the once wonderful field. <text:s/>His eyes glistened with mercilessness under the sinister and ominous helm. His sword raised above his head, its point sharp enough to pierce skin at a single touch. She recognized the young men, they were part of the fugitive group Revar. <text:s/>The punishment for rebelling was only certain death. Ismere shuddered at the thought of cold, limp, bodies lying there simply to fade away into a pool of blood, which they would never again rise from. Ismere gathered her courage and ran towards the chase waving her arms, “Stop!!” she screamed at the top of her lunges but the Dark Knight paid her no heed. She quickly grabbed her bow and arrow and shot towards the unarmored underbelly of the horse, but in desperation she did not have good aim and it hit a small bundle hanging down from the saddle. The bundle fell with a small “thump” but it was not to be heard above the pounding hooves.</text:p>
      <text:p text:style-name="P2"><text:tab/>Ismere raced over to grab the bundle, but as soon she grabbed a hold of it the Dark Knight turned on her, his eyes ablaze with fury. She ran with the bundle driven by fear and fear alone for without a weapon other than her bow and arrow, she was helpless against the Dark Knight no matter how great a warrior she was. The ground seemed like a blur under her racing feet. Despite the speed at which she ran, the Dark Knight still gained and gained drawing ever nearer to her until a “neigh!” of anger was heard from the black stallion for out of its rear protruded a pair of red-feathered arrows. The Dark Knight leaped off the tormented stallion and ran towards the fugitives forgetting all about the bundle in Ismere’s sweaty hands. The fugitives shot arrows at the Dark Knight but all the arrows bounced off his armor as if they were mere playthings. The fugitives in desperation fled in terror. She wondered and hoped that the fugitives escaped. Ismere continued running, for what reason she did not know. She ran and ran, her sandaled feet slapping against the ground. The men at the gate gave way for her as she passed. She ran until she came to an old rotting tree stump nearly a mile away from the village.</text:p>
      <text:p text:style-name="P2"><text:tab/>Finally in safety she sat down on the stump, not noticing the water from last nights rain squish up into her pants and undergarments. She sat there for a while watching the field sway back and forth until she realized she was still carrying the bundle. Out of curiosity, she unwrapped it to find a pearly white dragon only about the length of her arm curled up in a tiny ball no larger than her fist. Down its neck were two scars running almost halfway across the tiny body. Ismere instantly recognized it as a luck dragon but it was deathly ill because it pearly white scales did not shine as brilliantly as in legends and its breathing was raspy and short as if it were a great effort. <text:s/>Ismere felt a strange connection to the dragon and felt the urge to help the young dragon. There was only one-way to do that: The Revar.</text:p>
      <text:p text:style-name="P2"><text:tab/>At that moment she heard a long high-pitched scream that echoed like an eerie presence across the long plain. Ismere felt shivers run down her. She knew this meant only one thing, the young men had come to a long and painful death, stripped of all their clothes and then all their limps cut off one by one until they were simply a bloody pulp on the ground. Tears flowed from Ismere’s eyes like a river with the dam just broken. Nothing, not even the horses could out run the Dark Knight. It was inevitable that this would happen, but Ismere could not stop her sorrow. She had had a feint hope that the fugitives might escape but now that hope was lost.</text:p>
      <text:p text:style-name="P2"><text:tab/>Ismere set off back to Anon to collect the supplies she would need. She walked down the path into the village square and up the path leading to the small hut where all her family lives, crammed but happy into the four small bedrooms, a living room, a kitchen and a dining room.</text:p>
      <text:p text:style-name="P2"><text:tab/>When Ismere opened the door to her house. Her mother ran up to her and said “Hello!” Her arms spread wide but her bright smile faded from her lips when she saw the <text:s/>tears in Ismere's eyes.</text:p>
      <text:p text:style-name="P2">“What's wrong?” her mother asked. Ismere only put her head in her hands letting out all her sorrow like a long, long sigh of relief.</text:p>
      <text:p text:style-name="P2">“The Dark... Knight,” she stammered.</text:p>
      <text:p text:style-name="P2">“What happened?” her mother inquired with worry.</text:p>
      <text:p text:style-name="P2">“Two of the men from the Revar were... were... tortured … and … killed,”and with that Ismere ran into her room, her hair flying behind her, her sandals softly padding against the soft carpeting. Her mother watched her run in concern.</text:p>
      <text:p text:style-name="P2"><text:tab/>That night Ismere thought of her predicament with the already precious dragon she recently acquired. She couldn't show her family the young luck dragon but she couldn't lie to them. Ismere thought of the young luck dragon and how it would suffer at the hands of the Dark King if she had not rescued it. After a while she came to a conclusion to leave her home, and run to the Revar and its healers where she could save her dragon. In Revar were friends she had trained with but she had declined the offer to join them previously but now when it was dire she would join them. At that she crept out of bed collected all the food, water and clothes she would need and then set off into the distance.</text:p>
      <text:p text:style-name="P2"><text:tab/>As the night wore on, Ismere realized that she could not make the trip on foot. She would need a lift from a cart that traveled back and forth between the Revar and Anorn, a secret passage only known by the most valiant warriors (not including the King and his Knights). With that in mind Ismere slipped off the main path and into the shady forest. She crept towards the base where all the carts started on their journey.</text:p>
      <text:p text:style-name="P2"><text:tab/>When she arrived at the base, she walked over to her friend Bartlyn who had shown her the base a while back. From the outside the base seemed like an old run down barn but on the inside, carts of all sorts lined the walls some broken, some rusty, some colorful and some in magnificent shape. Bartlyn drove Magnar, a rusty but in good shape, cart. </text:p>
      <text:p text:style-name="P2">“Hey, Bartlyn will you mind giving me a lift?” inquired Ismere </text:p>
      <text:p text:style-name="P2">“Where are you going young Ismere Iransdottir and I will take you there.”</text:p>
      <text:p text:style-name="P2">“The Revar,” replied Ismere with baited breath in case there were spies from the King, that is if he found the base.</text:p>
      <text:p text:style-name="P2">“I expected as much,” said Bartlyn and off they rode to the Revar.</text:p>
      <text:p text:style-name="P2"><text:tab/>When Ismere arrived at the Revar she did not find what she expected: she found that the once prosperous field were littered with corpses and the field was stained red with the blood of those who died. This could only mean one thing; the Revar was at war with whom she did not know.</text:p>
      <text:p text:style-name="P2">“Halt!” shouted one of the sour-guards that Ismere had not noticed up until now. ”Where are you going young Missy?”</text:p>
      <text:p text:style-name="P2">“To the Revar,” replied Ismere coolly, completely unafraid of the bull-headed guards.</text:p>
      <text:p text:style-name="P2">“Ah, but you cannot go there without giving your oath, not to harm anyone inside the <text:s/>building. Understood?”</text:p>
      <text:p text:style-name="P2">“Understood,” replied Ismere</text:p>
      <text:p text:style-name="P2">“Then repeat after me and raise your hand,” commanded the soldier. Ismere raised her hand reluctantly, not wishing to pledge allegiance in front such brutes.</text:p>
      <text:p text:style-name="P2">“Now you may pass,” grunted the guard. Then both of the guards opened the gates and in Ismere went waving to Bartlyn and then faced the building as the gate creaked and then BANG!!! as the gate slammed behind her. When Ismere looked up her breath caught for in front of her was a great marble tower, nearly a 1000 feet high, with walls that wrapped around the entire Revar. Next to the marble tower was a food court, a Healers' room and various other shops and offices that lined the walls of the building. Ismere paced toward the Healers' Room anxious to heal the dragon. Inside the Healers' room, it was brilliantly lit with doctors and nurses bustling about in their white suits. Ismere briskly walked over to the healer who seemed in charge for on her head was a white cap with a golden star.</text:p>
      <text:p text:style-name="P2">“Ma'am, is there any place to heal this dragon,” inquired Ismere revealing the white Luck Dragon. The healer's breath caught as she saw the iridescent, pure white scales, for even in her sick state the young dragon was beautiful.</text:p>
      <text:p text:style-name="P2">“My goodness a luck dragon!” exclaimed the Healer. “I must find a place for this dragon to rest. This dragon is far to small for its age”</text:p>
      <text:p text:style-name="P2">“My name is Zendara, if it please you, and you mustn't squeal so loudly or else I'll bite your ears off!!”, said the Dragon speaking for the first time.</text:p>
      <text:p text:style-name="P2">“Oh!” exclaimed the healer and the three of them bustled off to find a place for Zendara. Over the next few weeks Zendara grew bigger and bigger and stronger and stronger until she exceeded Ismere's own size and strength. During these weeks Ismere had conversations with the now large luck dragon and inquired the head healer the Revar was at war and with whom. The healer's only answer was “Dragon slavers, and Slavnoth.”</text:p>
      <text:p text:style-name="P2"><text:tab/>That night Ismere crept into the Library where all the books ever in the history of the City of Revar were kept. Ismere's hands shook as she passed from one shelf to the next as she searched for books on “Dragon Slavers and Slavnoth”. At last she found a huge thick book with golden embroidering. She flipped open the book and was confronted with a bunch of tiny writing in Fencar (Fencar is a City where everyone has garbled speech). <text:s/>She scrambled around in the dark library for a magnifying glass. She eventually found a magnifying glass under a stack of books. It was chipped but it would do. She pulled over a desk lamp and and began to read the documents. She struggled with the garbled text and eventually gave up. She fell asleep on top of the books.</text:p>
      <text:p text:style-name="P2"><text:tab/>That morning Ismere was awake to the sound of footsteps pounding towards her.</text:p>
      <text:p text:style-name="P2">“I know your in there!!” screamed a voice. The library doors swung open to reveal the nurses holding lanterns in front of them like they were some sort of germ. </text:p>
      <text:p text:style-name="P2"><text:tab/>“What?” asked Ismere groggily. </text:p>
      <text:p text:style-name="P2"><text:tab/>“Oh, … sorry dear, we were looking all over for you in the castle. We thought someone had abducted you,” mumbled the nurse. </text:p>
      <text:p text:style-name="P2"><text:tab/>“Hey, do you know what 'Dragon slavers' are? And who <text:span text:style-name="T1">is</text:span> this Slavnoth dude?” asked Ismere. </text:p>
      <text:p text:style-name="P2"><text:tab/>“Dear, I think it is best that we not talk about that for now,” said the nurse trying to guide Ismere out the exit. </text:p>
      <text:p text:style-name="P2"><text:tab/><text:tab/>Ismere shouldered her way out of the nurses grasp. She didn't want to be </text:p>
      <text:p text:style-name="P2"><text:tab/></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ahoma" svg:font-family="Tahoma"/>
    <style:font-face style:name="ＭＳ 明朝" svg:font-family="'ＭＳ 明朝'" style:font-family-generic="roman"/>
    <style:font-face style:name="Academy Engraved LET" svg:font-family="'Academy Engraved LET'" style:font-pitch="variable"/>
    <style:font-face style:name="Cambria" svg:font-family="Cambria" style:font-pitch="variable"/>
    <style:font-face style:name="Tahoma1" svg:font-family="Tahoma" style:font-pitch="variable"/>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mbria" fo:font-size="12pt" fo:language="en" fo:country="US" style:font-name-asian="ＭＳ 明朝" style:font-size-asian="12pt" style:language-asian="zh" style:country-asian="CN"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_28_user_29_" style:display-name="Heading (user)" style:family="paragraph" style:parent-style-name="Standard" style:next-style-name="Text_20_body">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Caption_20__28_user_29_" style:display-name="Caption (user)" style:family="paragraph" style:parent-style-name="Standard">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Tahoma"/>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bsatz-Standardschriftart" style:family="text"/>
    <style:style style:name="WW-Absatz-Standardschriftart" style:family="text"/>
    <style:style style:name="Default_20_Paragraph_20_Font" style:display-name="Default Paragraph Font" style:family="text"/>
    <style:style style:name="Footnote_20_Characters" style:display-name="Footnote Characters" style:family="text"/>
    <style:style style:name="Footnote_20_Symbol" style:display-name="Footnote Symbol"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361in" style:dynamic-spacing="true"/>
      </style:footer-style>
    </style:page-layout>
    <style:page-layout style:name="Mpm2">
      <style:page-layout-properties fo:page-width="8.5in" fo:page-height="11in" style:num-format="1" style:print-orientation="portrait" fo:margin-top="1in" fo:margin-bottom="1.4in" fo:margin-left="1.25in" fo:margin-right="1.2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text:s/><text:page-number text:select-page="current"/></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nneapolis Public Schools</meta:initial-creator>
    <meta:creation-date>2012-03-21T14:21:00</meta:creation-date>
    <dc:creator>Isadora White</dc:creator>
    <dc:date>2013-03-16T14:21:31.59</dc:date>
    <meta:editing-cycles>3</meta:editing-cycles>
    <meta:editing-duration>PT6M10S</meta:editing-duration>
    <meta:generator>OpenOffice.org/3.3$Win32 OpenOffice.org_project/330m20$Build-9567</meta:generator>
    <meta:document-statistic meta:table-count="0" meta:image-count="0" meta:object-count="0" meta:page-count="1" meta:paragraph-count="40" meta:word-count="2013" meta:character-count="10847"/>
  </office:meta>
</office:document-meta>
</file>